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b81f3" officeooo:paragraph-rsid="001b81f3"/>
    </style:style>
    <style:style style:name="P3" style:family="paragraph" style:parent-style-name="Standard">
      <style:paragraph-properties fo:break-before="page"/>
      <style:text-properties officeooo:rsid="001b81f3" officeooo:paragraph-rsid="001b81f3"/>
    </style:style>
    <style:style style:name="P4" style:family="paragraph" style:parent-style-name="Standard">
      <style:text-properties officeooo:rsid="001c62e3" officeooo:paragraph-rsid="001c62e3"/>
    </style:style>
    <style:style style:name="P5" style:family="paragraph" style:parent-style-name="Standard">
      <style:paragraph-properties fo:text-align="justify" style:justify-single-word="false"/>
      <style:text-properties officeooo:rsid="001c62e3" officeooo:paragraph-rsid="001c62e3"/>
    </style:style>
    <style:style style:name="P6" style:family="paragraph" style:parent-style-name="Standard">
      <style:text-properties officeooo:rsid="001f2f1c" officeooo:paragraph-rsid="001f2f1c"/>
    </style:style>
    <style:style style:name="P7" style:family="paragraph" style:parent-style-name="Standard">
      <style:text-properties officeooo:rsid="001f57ac" officeooo:paragraph-rsid="001f57ac"/>
    </style:style>
    <style:style style:name="P8" style:family="paragraph" style:parent-style-name="Standard">
      <style:paragraph-properties fo:text-align="justify" style:justify-single-word="false"/>
      <style:text-properties officeooo:rsid="001f57ac" officeooo:paragraph-rsid="001f57ac"/>
    </style:style>
    <style:style style:name="P9" style:family="paragraph" style:parent-style-name="Text_20_body">
      <style:text-properties officeooo:rsid="001f2f1c" officeooo:paragraph-rsid="001f2f1c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1f57ac" officeooo:paragraph-rsid="001f57ac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rsid="0020636e" officeooo:paragraph-rsid="0020636e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20636e" officeooo:paragraph-rsid="0020636e"/>
    </style:style>
    <style:style style:name="P13" style:family="paragraph" style:parent-style-name="Text_20_body">
      <style:paragraph-properties fo:text-align="justify" style:justify-single-word="false"/>
      <style:text-properties officeooo:rsid="0028a207" officeooo:paragraph-rsid="0028a207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28a207" officeooo:paragraph-rsid="0028a207"/>
    </style:style>
    <style:style style:name="P15" style:family="paragraph" style:parent-style-name="Text_20_body">
      <style:paragraph-properties fo:text-align="justify" style:justify-single-word="false"/>
      <style:text-properties officeooo:rsid="00295188" officeooo:paragraph-rsid="00295188"/>
    </style:style>
    <style:style style:name="P16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14f3"/>
    </style:style>
    <style:style style:name="T2" style:family="text">
      <style:text-properties officeooo:rsid="0020636e"/>
    </style:style>
    <style:style style:name="T3" style:family="text">
      <style:text-properties officeooo:rsid="0021bb96"/>
    </style:style>
    <style:style style:name="T4" style:family="text">
      <style:text-properties officeooo:rsid="0026051a"/>
    </style:style>
    <style:style style:name="T5" style:family="text">
      <style:text-properties officeooo:rsid="002b125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ryTree</text:p>
      <text:p text:style-name="P10">v1</text:p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2991234216" text:style-name="Index_20_Link" text:visited-style-name="Index_20_Link">1 Introduction<text:tab/>1</text:a></text:p>
          <text:p text:style-name="P1"><text:a xlink:type="simple" xlink:href="#__RefHeading___Toc108_2991234216" text:style-name="Index_20_Link" text:visited-style-name="Index_20_Link">2 Design<text:tab/>1</text:a></text:p>
          <text:p text:style-name="P1"><text:a xlink:type="simple" xlink:href="#__RefHeading___Toc110_2991234216" text:style-name="Index_20_Link" text:visited-style-name="Index_20_Link">3 Implementation<text:tab/>1</text:a></text:p>
        </text:index-body>
      </text:table-of-content>
      <text:p text:style-name="Text_20_body"/>
      <text:p text:style-name="Text_20_body"/>
      <text:p text:style-name="P2"/>
      <text:p text:style-name="P3"/>
      <text:h text:style-name="Heading_20_1" text:outline-level="1"><text:bookmark-start text:name="__RefHeading___Toc106_2991234216"/>Introduction<text:bookmark-end text:name="__RefHeading___Toc106_2991234216"/></text:h>
      <text:p text:style-name="P5">This document presents the MemoryTree class that stores a tree of memory addresses.</text:p>
      <text:p text:style-name="P5"/>
      <text:p text:style-name="P8">For instance, this class can be used for storing an array that is not continuous in memory, but only continuous “by blocks” <text:span text:style-name="T1">like in the following schema (blue parts); </text:span><text:span text:style-name="T2">in this example, the address of each blue part is a leaf of the MemoryTree structure.</text:span></text:p>
      <text:p text:style-name="P8"/>
      <text:p text:style-name="P7"><draw:g text:anchor-type="paragraph" draw:z-index="0" draw:name="Group object 1" draw:style-name="gr1"><draw:custom-shape draw:style-name="gr2" draw:text-style-name="P16" svg:width="0.1252in" svg:height="0.1252in" svg:x="0in" svg:y="0in"><text:p/><draw:enhanced-geometry svg:viewBox="0 0 21600 21600" draw:type="rectangle" draw:enhanced-path="M 0 0 L 21600 0 21600 21600 0 21600 0 0 Z N"/></draw:custom-shape><draw:custom-shape draw:style-name="gr3" draw:text-style-name="P16" svg:width="0.126in" svg:height="0.1252in" svg:x="0.1398in" svg:y="0in"><text:p/><draw:enhanced-geometry svg:viewBox="0 0 21600 21600" draw:type="rectangle" draw:enhanced-path="M 0 0 L 21600 0 21600 21600 0 21600 0 0 Z N"/></draw:custom-shape><draw:custom-shape draw:style-name="gr4" draw:text-style-name="P16" svg:width="0.1252in" svg:height="0.1252in" svg:x="0.2799in" svg:y="0in"><text:p/><draw:enhanced-geometry svg:viewBox="0 0 21600 21600" draw:type="rectangle" draw:enhanced-path="M 0 0 L 21600 0 21600 21600 0 21600 0 0 Z N"/></draw:custom-shape><draw:custom-shape draw:style-name="gr5" draw:text-style-name="P16" svg:width="0.126in" svg:height="0.1252in" svg:x="0.4193in" svg:y="0in"><text:p/><draw:enhanced-geometry svg:viewBox="0 0 21600 21600" draw:type="rectangle" draw:enhanced-path="M 0 0 L 21600 0 21600 21600 0 21600 0 0 Z N"/></draw:custom-shape><draw:custom-shape draw:style-name="gr6" draw:text-style-name="P16" svg:width="0.126in" svg:height="0.1252in" svg:x="0.5598in" svg:y="0in"><text:p/><draw:enhanced-geometry svg:viewBox="0 0 21600 21600" draw:type="rectangle" draw:enhanced-path="M 0 0 L 21600 0 21600 21600 0 21600 0 0 Z N"/></draw:custom-shape><draw:custom-shape draw:style-name="gr7" draw:text-style-name="P16" svg:width="0.1252in" svg:height="0.1252in" svg:x="0.7in" svg:y="0in"><text:p/><draw:enhanced-geometry svg:viewBox="0 0 21600 21600" draw:type="rectangle" draw:enhanced-path="M 0 0 L 21600 0 21600 21600 0 21600 0 0 Z N"/></draw:custom-shape><draw:custom-shape draw:style-name="gr8" draw:text-style-name="P16" svg:width="0.126in" svg:height="0.1252in" svg:x="0.8398in" svg:y="0in"><text:p/><draw:enhanced-geometry svg:viewBox="0 0 21600 21600" draw:type="rectangle" draw:enhanced-path="M 0 0 L 21600 0 21600 21600 0 21600 0 0 Z N"/></draw:custom-shape><draw:custom-shape draw:style-name="gr9" draw:text-style-name="P17" svg:width="0.126in" svg:height="0.1252in" svg:x="0.9799in" svg:y="0in"><text:p/><draw:enhanced-geometry svg:viewBox="0 0 21600 21600" draw:type="rectangle" draw:enhanced-path="M 0 0 L 21600 0 21600 21600 0 21600 0 0 Z N"/></draw:custom-shape><draw:custom-shape draw:style-name="gr10" draw:text-style-name="P17" svg:width="0.1252in" svg:height="0.1252in" svg:x="1.1236in" svg:y="0in"><text:p/><draw:enhanced-geometry svg:viewBox="0 0 21600 21600" draw:type="rectangle" draw:enhanced-path="M 0 0 L 21600 0 21600 21600 0 21600 0 0 Z N"/></draw:custom-shape><draw:custom-shape draw:style-name="gr11" draw:text-style-name="P17" svg:width="0.1252in" svg:height="0.1252in" svg:x="1.2638in" svg:y="0in"><text:p/><draw:enhanced-geometry svg:viewBox="0 0 21600 21600" draw:type="rectangle" draw:enhanced-path="M 0 0 L 21600 0 21600 21600 0 21600 0 0 Z N"/></draw:custom-shape><draw:custom-shape draw:style-name="gr12" draw:text-style-name="P17" svg:width="0.126in" svg:height="0.1252in" svg:x="1.4035in" svg:y="0in"><text:p/><draw:enhanced-geometry svg:viewBox="0 0 21600 21600" draw:type="rectangle" draw:enhanced-path="M 0 0 L 21600 0 21600 21600 0 21600 0 0 Z N"/></draw:custom-shape><draw:custom-shape draw:style-name="gr13" draw:text-style-name="P16" svg:width="0.1252in" svg:height="0.1252in" svg:x="1.5437in" svg:y="0in"><text:p/><draw:enhanced-geometry svg:viewBox="0 0 21600 21600" draw:type="rectangle" draw:enhanced-path="M 0 0 L 21600 0 21600 21600 0 21600 0 0 Z N"/></draw:custom-shape><draw:custom-shape draw:style-name="gr14" draw:text-style-name="P16" svg:width="0.1252in" svg:height="0.1252in" svg:x="1.6839in" svg:y="0in"><text:p/><draw:enhanced-geometry svg:viewBox="0 0 21600 21600" draw:type="rectangle" draw:enhanced-path="M 0 0 L 21600 0 21600 21600 0 21600 0 0 Z N"/></draw:custom-shape><draw:custom-shape draw:style-name="gr15" draw:text-style-name="P16" svg:width="0.1252in" svg:height="0.1252in" svg:x="1.8244in" svg:y="0in"><text:p/><draw:enhanced-geometry svg:viewBox="0 0 21600 21600" draw:type="rectangle" draw:enhanced-path="M 0 0 L 21600 0 21600 21600 0 21600 0 0 Z N"/></draw:custom-shape><draw:custom-shape draw:style-name="gr16" draw:text-style-name="P16" svg:width="0.1252in" svg:height="0.1252in" svg:x="1.9638in" svg:y="0in"><text:p/><draw:enhanced-geometry svg:viewBox="0 0 21600 21600" draw:type="rectangle" draw:enhanced-path="M 0 0 L 21600 0 21600 21600 0 21600 0 0 Z N"/></draw:custom-shape><draw:custom-shape draw:style-name="gr17" draw:text-style-name="P16" svg:width="0.1252in" svg:height="0.1252in" svg:x="2.1043in" svg:y="0in"><text:p/><draw:enhanced-geometry svg:viewBox="0 0 21600 21600" draw:type="rectangle" draw:enhanced-path="M 0 0 L 21600 0 21600 21600 0 21600 0 0 Z N"/></draw:custom-shape><draw:custom-shape draw:style-name="gr18" draw:text-style-name="P16" svg:width="0.1252in" svg:height="0.1252in" svg:x="2.2445in" svg:y="0in"><text:p/><draw:enhanced-geometry svg:viewBox="0 0 21600 21600" draw:type="rectangle" draw:enhanced-path="M 0 0 L 21600 0 21600 21600 0 21600 0 0 Z N"/></draw:custom-shape><draw:custom-shape draw:style-name="gr19" draw:text-style-name="P16" svg:width="0.1252in" svg:height="0.1252in" svg:x="2.3846in" svg:y="0in"><text:p/><draw:enhanced-geometry svg:viewBox="0 0 21600 21600" draw:type="rectangle" draw:enhanced-path="M 0 0 L 21600 0 21600 21600 0 21600 0 0 Z N"/></draw:custom-shape><draw:custom-shape draw:style-name="gr20" draw:text-style-name="P17" svg:width="0.126in" svg:height="0.1252in" svg:x="2.5244in" svg:y="0in"><text:p/><draw:enhanced-geometry svg:viewBox="0 0 21600 21600" draw:type="rectangle" draw:enhanced-path="M 0 0 L 21600 0 21600 21600 0 21600 0 0 Z N"/></draw:custom-shape><draw:custom-shape draw:style-name="gr21" draw:text-style-name="P17" svg:width="0.1252in" svg:height="0.1252in" svg:x="2.6646in" svg:y="0in"><text:p/><draw:enhanced-geometry svg:viewBox="0 0 21600 21600" draw:type="rectangle" draw:enhanced-path="M 0 0 L 21600 0 21600 21600 0 21600 0 0 Z N"/></draw:custom-shape><draw:custom-shape draw:style-name="gr22" draw:text-style-name="P17" svg:width="0.1252in" svg:height="0.1252in" svg:x="2.8047in" svg:y="0in"><text:p/><draw:enhanced-geometry svg:viewBox="0 0 21600 21600" draw:type="rectangle" draw:enhanced-path="M 0 0 L 21600 0 21600 21600 0 21600 0 0 Z N"/></draw:custom-shape><draw:custom-shape draw:style-name="gr23" draw:text-style-name="P17" svg:width="0.1252in" svg:height="0.1252in" svg:x="2.9453in" svg:y="0in"><text:p/><draw:enhanced-geometry svg:viewBox="0 0 21600 21600" draw:type="rectangle" draw:enhanced-path="M 0 0 L 21600 0 21600 21600 0 21600 0 0 Z N"/></draw:custom-shape><draw:custom-shape draw:style-name="gr24" draw:text-style-name="P16" svg:width="0.1252in" svg:height="0.1252in" svg:x="3.0846in" svg:y="0in"><text:p/><draw:enhanced-geometry svg:viewBox="0 0 21600 21600" draw:type="rectangle" draw:enhanced-path="M 0 0 L 21600 0 21600 21600 0 21600 0 0 Z N"/></draw:custom-shape><draw:custom-shape draw:style-name="gr25" draw:text-style-name="P16" svg:width="0.1252in" svg:height="0.1252in" svg:x="3.2252in" svg:y="0in"><text:p/><draw:enhanced-geometry svg:viewBox="0 0 21600 21600" draw:type="rectangle" draw:enhanced-path="M 0 0 L 21600 0 21600 21600 0 21600 0 0 Z N"/></draw:custom-shape><draw:custom-shape draw:style-name="gr26" draw:text-style-name="P16" svg:width="0.1252in" svg:height="0.1252in" svg:x="3.3689in" svg:y="0in"><text:p/><draw:enhanced-geometry svg:viewBox="0 0 21600 21600" draw:type="rectangle" draw:enhanced-path="M 0 0 L 21600 0 21600 21600 0 21600 0 0 Z N"/></draw:custom-shape><draw:custom-shape draw:style-name="gr27" draw:text-style-name="P16" svg:width="0.1252in" svg:height="0.1252in" svg:x="3.5091in" svg:y="0in"><text:p/><draw:enhanced-geometry svg:viewBox="0 0 21600 21600" draw:type="rectangle" draw:enhanced-path="M 0 0 L 21600 0 21600 21600 0 21600 0 0 Z N"/></draw:custom-shape><draw:custom-shape draw:style-name="gr28" draw:text-style-name="P16" svg:width="0.1252in" svg:height="0.1252in" svg:x="3.6484in" svg:y="0in"><text:p/><draw:enhanced-geometry svg:viewBox="0 0 21600 21600" draw:type="rectangle" draw:enhanced-path="M 0 0 L 21600 0 21600 21600 0 21600 0 0 Z N"/></draw:custom-shape><draw:custom-shape draw:style-name="gr29" draw:text-style-name="P16" svg:width="0.1252in" svg:height="0.1252in" svg:x="3.789in" svg:y="0in"><text:p/><draw:enhanced-geometry svg:viewBox="0 0 21600 21600" draw:type="rectangle" draw:enhanced-path="M 0 0 L 21600 0 21600 21600 0 21600 0 0 Z N"/></draw:custom-shape><draw:custom-shape draw:style-name="gr30" draw:text-style-name="P16" svg:width="0.1252in" svg:height="0.1252in" svg:x="3.9291in" svg:y="0in"><text:p/><draw:enhanced-geometry svg:viewBox="0 0 21600 21600" draw:type="rectangle" draw:enhanced-path="M 0 0 L 21600 0 21600 21600 0 21600 0 0 Z N"/></draw:custom-shape><draw:custom-shape draw:style-name="gr31" draw:text-style-name="P16" svg:width="0.126in" svg:height="0.1252in" svg:x="4.0689in" svg:y="0in"><text:p/><draw:enhanced-geometry svg:viewBox="0 0 21600 21600" draw:type="rectangle" draw:enhanced-path="M 0 0 L 21600 0 21600 21600 0 21600 0 0 Z N"/></draw:custom-shape><draw:custom-shape draw:style-name="gr32" draw:text-style-name="P16" svg:width="0.1252in" svg:height="0.1252in" svg:x="4.2091in" svg:y="0in"><text:p/><draw:enhanced-geometry svg:viewBox="0 0 21600 21600" draw:type="rectangle" draw:enhanced-path="M 0 0 L 21600 0 21600 21600 0 21600 0 0 Z N"/></draw:custom-shape><draw:custom-shape draw:style-name="gr33" draw:text-style-name="P16" svg:width="0.126in" svg:height="0.1252in" svg:x="4.3484in" svg:y="0in"><text:p/><draw:enhanced-geometry svg:viewBox="0 0 21600 21600" draw:type="rectangle" draw:enhanced-path="M 0 0 L 21600 0 21600 21600 0 21600 0 0 Z N"/></draw:custom-shape><draw:custom-shape draw:style-name="gr34" draw:text-style-name="P16" svg:width="0.1252in" svg:height="0.1252in" svg:x="4.489in" svg:y="0in"><text:p/><draw:enhanced-geometry svg:viewBox="0 0 21600 21600" draw:type="rectangle" draw:enhanced-path="M 0 0 L 21600 0 21600 21600 0 21600 0 0 Z N"/></draw:custom-shape><draw:custom-shape draw:style-name="gr35" draw:text-style-name="P17" svg:width="0.1252in" svg:height="0.1252in" svg:x="4.6291in" svg:y="0in"><text:p/><draw:enhanced-geometry svg:viewBox="0 0 21600 21600" draw:type="rectangle" draw:enhanced-path="M 0 0 L 21600 0 21600 21600 0 21600 0 0 Z N"/></draw:custom-shape><draw:custom-shape draw:style-name="gr36" draw:text-style-name="P17" svg:width="0.1252in" svg:height="0.1252in" svg:x="4.7689in" svg:y="0in"><text:p/><draw:enhanced-geometry svg:viewBox="0 0 21600 21600" draw:type="rectangle" draw:enhanced-path="M 0 0 L 21600 0 21600 21600 0 21600 0 0 Z N"/></draw:custom-shape><draw:custom-shape draw:style-name="gr37" draw:text-style-name="P17" svg:width="0.1252in" svg:height="0.1252in" svg:x="4.9091in" svg:y="0in"><text:p/><draw:enhanced-geometry svg:viewBox="0 0 21600 21600" draw:type="rectangle" draw:enhanced-path="M 0 0 L 21600 0 21600 21600 0 21600 0 0 Z N"/></draw:custom-shape><draw:custom-shape draw:style-name="gr38" draw:text-style-name="P17" svg:width="0.126in" svg:height="0.1252in" svg:x="5.0484in" svg:y="0in"><text:p/><draw:enhanced-geometry svg:viewBox="0 0 21600 21600" draw:type="rectangle" draw:enhanced-path="M 0 0 L 21600 0 21600 21600 0 21600 0 0 Z N"/></draw:custom-shape><draw:custom-shape draw:style-name="gr39" draw:text-style-name="P16" svg:width="0.126in" svg:height="0.1252in" svg:x="5.189in" svg:y="0in"><text:p/><draw:enhanced-geometry svg:viewBox="0 0 21600 21600" draw:type="rectangle" draw:enhanced-path="M 0 0 L 21600 0 21600 21600 0 21600 0 0 Z N"/></draw:custom-shape><draw:custom-shape draw:style-name="gr40" draw:text-style-name="P16" svg:width="0.1252in" svg:height="0.1252in" svg:x="5.3291in" svg:y="0in"><text:p/><draw:enhanced-geometry svg:viewBox="0 0 21600 21600" draw:type="rectangle" draw:enhanced-path="M 0 0 L 21600 0 21600 21600 0 21600 0 0 Z N"/></draw:custom-shape><draw:custom-shape draw:style-name="gr41" draw:text-style-name="P16" svg:width="0.126in" svg:height="0.1252in" svg:x="5.4689in" svg:y="0in"><text:p/><draw:enhanced-geometry svg:viewBox="0 0 21600 21600" draw:type="rectangle" draw:enhanced-path="M 0 0 L 21600 0 21600 21600 0 21600 0 0 Z N"/></draw:custom-shape><draw:custom-shape draw:style-name="gr42" draw:text-style-name="P16" svg:width="0.126in" svg:height="0.1252in" svg:x="5.6126in" svg:y="0in"><text:p/><draw:enhanced-geometry svg:viewBox="0 0 21600 21600" draw:type="rectangle" draw:enhanced-path="M 0 0 L 21600 0 21600 21600 0 21600 0 0 Z N"/></draw:custom-shape><draw:custom-shape draw:style-name="gr43" draw:text-style-name="P16" svg:width="0.1252in" svg:height="0.1252in" svg:x="5.7528in" svg:y="0in"><text:p/><draw:enhanced-geometry svg:viewBox="0 0 21600 21600" draw:type="rectangle" draw:enhanced-path="M 0 0 L 21600 0 21600 21600 0 21600 0 0 Z N"/></draw:custom-shape><draw:custom-shape draw:style-name="gr44" draw:text-style-name="P16" svg:width="0.126in" svg:height="0.1252in" svg:x="5.8925in" svg:y="0in"><text:p/><draw:enhanced-geometry svg:viewBox="0 0 21600 21600" draw:type="rectangle" draw:enhanced-path="M 0 0 L 21600 0 21600 21600 0 21600 0 0 Z N"/></draw:custom-shape><draw:custom-shape draw:style-name="gr45" draw:text-style-name="P16" svg:width="0.1252in" svg:height="0.1252in" svg:x="6.0327in" svg:y="0in"><text:p/><draw:enhanced-geometry svg:viewBox="0 0 21600 21600" draw:type="rectangle" draw:enhanced-path="M 0 0 L 21600 0 21600 21600 0 21600 0 0 Z N"/></draw:custom-shape><draw:custom-shape draw:style-name="gr46" draw:text-style-name="P16" svg:width="0.1252in" svg:height="0.1252in" svg:x="6.1728in" svg:y="0in"><text:p/><draw:enhanced-geometry svg:viewBox="0 0 21600 21600" draw:type="rectangle" draw:enhanced-path="M 0 0 L 21600 0 21600 21600 0 21600 0 0 Z N"/></draw:custom-shape><draw:custom-shape draw:style-name="gr47" draw:text-style-name="P16" svg:width="0.1252in" svg:height="0.1252in" svg:x="6.3134in" svg:y="0in"><text:p/><draw:enhanced-geometry svg:viewBox="0 0 21600 21600" draw:type="rectangle" draw:enhanced-path="M 0 0 L 21600 0 21600 21600 0 21600 0 0 Z N"/></draw:custom-shape><draw:custom-shape draw:style-name="gr48" draw:text-style-name="P16" svg:width="0.1252in" svg:height="0.1252in" svg:x="6.4528in" svg:y="0in"><text:p/><draw:enhanced-geometry svg:viewBox="0 0 21600 21600" draw:type="rectangle" draw:enhanced-path="M 0 0 L 21600 0 21600 21600 0 21600 0 0 Z N"/></draw:custom-shape><draw:custom-shape draw:style-name="gr49" draw:text-style-name="P16" svg:width="0.1252in" svg:height="0.1252in" svg:x="6.5929in" svg:y="0in"><text:p/><draw:enhanced-geometry svg:viewBox="0 0 21600 21600" draw:type="rectangle" draw:enhanced-path="M 0 0 L 21600 0 21600 21600 0 21600 0 0 Z N"/></draw:custom-shape></draw:g></text:p>
      <text:p text:style-name="P4"/>
      <text:h text:style-name="Heading_20_1" text:outline-level="1"><text:bookmark-start text:name="__RefHeading___Toc108_2991234216"/>Design<text:bookmark-end text:name="__RefHeading___Toc108_2991234216"/></text:h>
      <text:h text:style-name="Heading_20_2" text:outline-level="2">Constraints</text:h>
      <text:p text:style-name="P11">An important point of the design of the MemoryTree class is that we suppose to have the following memory properties:</text:p>
      <text:list xml:id="list1034966651" text:style-name="L1">
        <text:list-item>
          <text:p text:style-name="P12">limited stack memory (about 1000 bytes)</text:p>
        </text:list-item>
        <text:list-item>
          <text:p text:style-name="P12">main memory (a few mega-bytes)</text:p>
        </text:list-item>
      </text:list>
      <text:p text:style-name="P11">If we suppose that an instance of the MemoryTree lives in the stack memory, we have <text:span text:style-name="T3">to be very cautious with the implementation as we will see. Actually, all the nodes of the tree are in the main memory but for navigating the tree, we need to retrieve </text:span><text:span text:style-name="T4">first </text:span><text:span text:style-name="T3">one or more nodes from the main memory to the stack, so many transfers main memory/stack memory are going to happen.</text:span></text:p>
      <text:h text:style-name="Heading_20_2" text:outline-level="2">API</text:h>
      <text:p text:style-name="P13">The end user has two ways for using the structure:</text:p>
      <text:list text:style-name="L2">
        <text:list-item>
          <text:p text:style-name="P14">Method ‘insert’: inserts a leaf in the tree. Note that the item to be added is always added as a leaf, which means that calling the ‘insert’ method may require to restructure the tree itself; since this re-reconstruction can be time costly, it can be postponed just before the end user needs to navigate the tree.</text:p>
        </text:list-item>
        <text:list-item>
          <text:p text:style-name="P14">Methods ‘begin’ / ‘end’: the class provides a way to iterate the leaves of the tree.</text:p>
        </text:list-item>
      </text:list>
      <text:p text:style-name="P15">No other public methods are required; in brief, the end user can add leaves <text:span text:style-name="T5">in</text:span>to the tree or navigate them in <text:span text:style-name="T5">their </text:span>insertion order.</text:p>
      <text:h text:style-name="Heading_20_1" text:outline-level="1"><text:bookmark-start text:name="__RefHeading___Toc110_2991234216"/>Implementation<text:bookmark-end text:name="__RefHeading___Toc110_2991234216"/></text:h>
      <text:p text:style-name="P9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9:04:54.966757872</meta:creation-date>
    <dc:date>2024-01-23T09:41:52.456513827</dc:date>
    <meta:editing-duration>PT36M54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2" meta:paragraph-count="21" meta:word-count="293" meta:character-count="1607" meta:non-whitespace-character-count="1344"/>
  </office:meta>
</office:document-meta>
</file>